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0ea1bb"/>
    </style:style>
    <style:style style:name="P2" style:family="paragraph" style:parent-style-name="Heading_20_2">
      <style:text-properties officeooo:paragraph-rsid="0019fd49"/>
    </style:style>
    <style:style style:name="P3" style:family="paragraph" style:parent-style-name="Heading_20_1">
      <style:text-properties officeooo:paragraph-rsid="000ea1bb"/>
    </style:style>
    <style:style style:name="P4" style:family="paragraph" style:parent-style-name="Heading_20_1">
      <style:text-properties officeooo:paragraph-rsid="0019758b"/>
    </style:style>
    <style:style style:name="P5" style:family="paragraph" style:parent-style-name="Heading_20_1">
      <style:text-properties officeooo:paragraph-rsid="0019fd49"/>
    </style:style>
    <style:style style:name="P6" style:family="paragraph" style:parent-style-name="Heading_20_1">
      <style:text-properties officeooo:paragraph-rsid="001d42e5"/>
    </style:style>
    <style:style style:name="P7" style:family="paragraph" style:parent-style-name="Heading_20_1">
      <style:text-properties officeooo:paragraph-rsid="00201686"/>
    </style:style>
    <style:style style:name="P8" style:family="paragraph" style:parent-style-name="Standard">
      <style:text-properties officeooo:paragraph-rsid="0019fd49"/>
    </style:style>
    <style:style style:name="P9" style:family="paragraph" style:parent-style-name="Standard" style:list-style-name="L9">
      <style:text-properties officeooo:paragraph-rsid="0019fd49"/>
    </style:style>
    <style:style style:name="P10" style:family="paragraph" style:parent-style-name="Standard" style:list-style-name="L10">
      <style:text-properties officeooo:paragraph-rsid="0019fd49"/>
    </style:style>
    <style:style style:name="P11" style:family="paragraph" style:parent-style-name="Standard">
      <style:text-properties officeooo:paragraph-rsid="001f24ff"/>
    </style:style>
    <style:style style:name="P12" style:family="paragraph" style:parent-style-name="Standard">
      <style:text-properties officeooo:paragraph-rsid="00201686"/>
    </style:style>
    <style:style style:name="P13" style:family="paragraph" style:parent-style-name="Text_20_body">
      <style:text-properties officeooo:paragraph-rsid="000ea1bb"/>
    </style:style>
    <style:style style:name="P14" style:family="paragraph" style:parent-style-name="Text_20_body" style:list-style-name="L1">
      <style:text-properties officeooo:paragraph-rsid="000ea1bb"/>
    </style:style>
    <style:style style:name="P15" style:family="paragraph" style:parent-style-name="Text_20_body" style:list-style-name="L2">
      <style:text-properties officeooo:paragraph-rsid="000ea1bb"/>
    </style:style>
    <style:style style:name="P16" style:family="paragraph" style:parent-style-name="Text_20_body" style:list-style-name="L2">
      <style:text-properties officeooo:paragraph-rsid="00109eba"/>
    </style:style>
    <style:style style:name="P17" style:family="paragraph" style:parent-style-name="Text_20_body" style:list-style-name="L2">
      <style:text-properties officeooo:paragraph-rsid="0011d971"/>
    </style:style>
    <style:style style:name="P18" style:family="paragraph" style:parent-style-name="Text_20_body" style:list-style-name="L2">
      <style:text-properties officeooo:paragraph-rsid="00133b1c"/>
    </style:style>
    <style:style style:name="P19" style:family="paragraph" style:parent-style-name="Text_20_body" style:list-style-name="L2">
      <style:text-properties officeooo:paragraph-rsid="00136000"/>
    </style:style>
    <style:style style:name="P20" style:family="paragraph" style:parent-style-name="Text_20_body" style:list-style-name="L2">
      <style:text-properties officeooo:paragraph-rsid="00147e2b"/>
    </style:style>
    <style:style style:name="P21" style:family="paragraph" style:parent-style-name="Text_20_body" style:list-style-name="L2">
      <style:text-properties officeooo:paragraph-rsid="001638af"/>
    </style:style>
    <style:style style:name="P22" style:family="paragraph" style:parent-style-name="Text_20_body" style:list-style-name="L2">
      <style:text-properties officeooo:paragraph-rsid="00182153"/>
    </style:style>
    <style:style style:name="P23" style:family="paragraph" style:parent-style-name="Text_20_body">
      <style:text-properties officeooo:paragraph-rsid="0019758b"/>
    </style:style>
    <style:style style:name="P24" style:family="paragraph" style:parent-style-name="Text_20_body" style:list-style-name="L3">
      <style:text-properties officeooo:paragraph-rsid="0019758b"/>
    </style:style>
    <style:style style:name="P25" style:family="paragraph" style:parent-style-name="Text_20_body" style:list-style-name="L5">
      <style:text-properties officeooo:paragraph-rsid="0019758b"/>
    </style:style>
    <style:style style:name="P26" style:family="paragraph" style:parent-style-name="Text_20_body" style:list-style-name="L5">
      <style:text-properties officeooo:paragraph-rsid="0019fd49"/>
    </style:style>
    <style:style style:name="P27" style:family="paragraph" style:parent-style-name="Text_20_body" style:list-style-name="L6">
      <style:text-properties officeooo:paragraph-rsid="0019758b"/>
    </style:style>
    <style:style style:name="P28" style:family="paragraph" style:parent-style-name="Text_20_body" style:list-style-name="L7">
      <style:text-properties officeooo:paragraph-rsid="0019758b"/>
    </style:style>
    <style:style style:name="P29" style:family="paragraph" style:parent-style-name="Text_20_body" style:list-style-name="L8">
      <style:text-properties officeooo:paragraph-rsid="0019fd49"/>
    </style:style>
    <style:style style:name="P30" style:family="paragraph" style:parent-style-name="Text_20_body">
      <style:text-properties officeooo:paragraph-rsid="0019fd49"/>
    </style:style>
    <style:style style:name="P31" style:family="paragraph" style:parent-style-name="Text_20_body">
      <style:text-properties officeooo:paragraph-rsid="001b430c"/>
    </style:style>
    <style:style style:name="P32" style:family="paragraph" style:parent-style-name="Text_20_body" style:list-style-name="L11">
      <style:text-properties officeooo:paragraph-rsid="001d42e5"/>
    </style:style>
    <style:style style:name="T1" style:family="text">
      <style:text-properties officeooo:rsid="000ea1bb"/>
    </style:style>
    <style:style style:name="T2" style:family="text">
      <style:text-properties fo:font-weight="bold" officeooo:rsid="000ea1bb" style:font-weight-asian="bold" style:font-weight-complex="bold"/>
    </style:style>
    <style:style style:name="T3" style:family="text">
      <style:text-properties fo:font-weight="bold" officeooo:rsid="00133b1c" style:font-weight-asian="bold" style:font-weight-complex="bold"/>
    </style:style>
    <style:style style:name="T4" style:family="text">
      <style:text-properties fo:font-weight="bold" officeooo:rsid="001638af" style:font-weight-asian="bold" style:font-weight-complex="bold"/>
    </style:style>
    <style:style style:name="T5" style:family="text">
      <style:text-properties officeooo:rsid="00109eba"/>
    </style:style>
    <style:style style:name="T6" style:family="text">
      <style:text-properties officeooo:rsid="0011d971"/>
    </style:style>
    <style:style style:name="T7" style:family="text">
      <style:text-properties officeooo:rsid="00133b1c"/>
    </style:style>
    <style:style style:name="T8" style:family="text">
      <style:text-properties officeooo:rsid="00136000"/>
    </style:style>
    <style:style style:name="T9" style:family="text">
      <style:text-properties officeooo:rsid="00147e2b"/>
    </style:style>
    <style:style style:name="T10" style:family="text">
      <style:text-properties officeooo:rsid="001638af"/>
    </style:style>
    <style:style style:name="T11" style:family="text">
      <style:text-properties officeooo:rsid="00174578"/>
    </style:style>
    <style:style style:name="T12" style:family="text">
      <style:text-properties officeooo:rsid="00182153"/>
    </style:style>
    <style:style style:name="T13" style:family="text">
      <style:text-properties officeooo:rsid="0019758b"/>
    </style:style>
    <style:style style:name="T14" style:family="text">
      <style:text-properties officeooo:rsid="0019fd49"/>
    </style:style>
    <style:style style:name="T15" style:family="text">
      <style:text-properties officeooo:rsid="001b430c"/>
    </style:style>
    <style:style style:name="T16" style:family="text">
      <style:text-properties officeooo:rsid="001f24ff"/>
    </style:style>
    <style:style style:name="T17" style:family="text">
      <style:text-properties officeooo:rsid="00201686"/>
    </style:style>
    <style:style style:name="T18" style:family="text">
      <style:text-properties officeooo:rsid="00214050"/>
    </style:style>
    <style:style style:name="T19" style:family="text">
      <style:text-properties officeooo:rsid="0022a4aa"/>
    </style:style>
    <style:style style:name="T20" style:family="text">
      <style:text-properties officeooo:rsid="0022d64f"/>
    </style:style>
    <style:style style:name="T21" style:family="text">
      <style:text-properties officeooo:rsid="00244b2f"/>
    </style:style>
    <style:style style:name="T22" style:family="text">
      <style:text-properties officeooo:rsid="002489ed"/>
    </style:style>
    <style:style style:name="T23" style:family="text">
      <style:text-properties officeooo:rsid="002543a9"/>
    </style:style>
    <style:style style:name="T24" style:family="text">
      <style:text-properties officeooo:rsid="002581a9"/>
    </style:style>
    <style:style style:name="T25" style:family="text">
      <style:text-properties officeooo:rsid="002624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ingularity Parts System Manual v 1.0</text:span></text:p>
      <text:h text:style-name="P4" text:outline-level="1"><text:span text:style-name="T13">Notes</text:span></text:h>
      <text:list xml:id="list37326200" text:style-name="L6">
        <text:list-item>
          <text:p text:style-name="P27"><text:span text:style-name="T13">In this document, $site_url refers to the main directory of the site when accessed in a web browser. </text:span></text:p>
        </text:list-item>
      </text:list>
      <text:h text:style-name="P6" text:outline-level="1"><text:span text:style-name="T15">Helpful Naming Conventions </text:span></text:h>
      <text:list xml:id="list37634210" text:style-name="L11">
        <text:list-item>
          <text:p text:style-name="P32"><text:span text:style-name="T15">If you see something in the form "$X ID" or "$X_id", it is most likely referencing a table with $X in the name. You will need the ID of the corresponding entry in the $X table. </text:span></text:p>
        </text:list-item>
      </text:list>
      <text:h text:style-name="P3" text:outline-level="1"><text:span text:style-name="T1">Installation</text:span></text:h>
      <text:h text:style-name="Heading_20_2" text:outline-level="2"><text:span text:style-name="T1">Requirements</text:span></text:h>
      <text:p text:style-name="P13"><text:span text:style-name="T1">You will need:</text:span></text:p>
      <text:list xml:id="list34197671" text:style-name="L1">
        <text:list-item>
          <text:p text:style-name="P14"><text:span text:style-name="T1">An Apache server with MySQL 5.6 and PHP &gt;= 5.5 . </text:span><text:span text:style-name="T23">Additionally, </text:span><text:span text:style-name="T21">MySQL and PHP </text:span><text:span text:style-name="T22">must </text:span><text:span text:style-name="T21">agree on the correct </text:span><text:span text:style-name="T24">date, </text:span><text:span text:style-name="T21">time and timezone </text:span><text:span text:style-name="T25">(you may need to adjust some config files)</text:span></text:p>
        </text:list-item>
        <text:list-item>
          <text:p text:style-name="P14"><text:span text:style-name="T1">A MySQL client (preferably MySQL Workbench or phpMyAdmin) </text:span><text:span text:style-name="T20"><text:s/></text:span></text:p>
        </text:list-item>
        <text:list-item>
          <text:p text:style-name="P14"><text:span text:style-name="T1">The autopartsschema.sql file</text:span></text:p>
        </text:list-item>
        <text:list-item>
          <text:p text:style-name="P14"><text:span text:style-name="T1">A zip file of SingularityPartsCI</text:span></text:p>
        </text:list-item>
      </text:list>
      <text:h text:style-name="P1" text:outline-level="2"><text:span text:style-name="T1">Instructions</text:span></text:h>
      <text:list xml:id="list34219274" text:style-name="L2">
        <text:list-item>
          <text:p text:style-name="P15"><text:span text:style-name="T1">Use your MySQL client to run the autopartsschema.sql file and create the 'autopartsschema' schema. </text:span></text:p>
        </text:list-item>
        <text:list-item>
          <text:p text:style-name="P15"><text:span text:style-name="T1">Use your MySQL client to create a new user for the 'autopartsschema' schema, with all permissions to this schema (and only this schema). </text:span><text:span text:style-name="T2">This user should be password-protected.</text:span></text:p>
        </text:list-item>
        <text:list-item>
          <text:p text:style-name="P15"><text:span text:style-name="T1">Extract the zip file of SingularityPartsCI to where your websites are stored (possibly in a www or htdocs directory).</text:span></text:p>
        </text:list-item>
        <text:list-item>
          <text:p text:style-name="P15"><text:span text:style-name="T1">Rename the extracted folder as desired.</text:span></text:p>
        </text:list-item>
        <text:list-item>
          <text:p text:style-name="P15"><text:span text:style-name="T1">Change the rewrite rules in the .htdocs file at the root of the extracted folder as needed. </text:span></text:p>
        </text:list-item>
        <text:list-item>
          <text:p text:style-name="P15"><text:span text:style-name="T1">Change the files in ./application/config as needed. Things you may need to change include:</text:span></text:p>
          <text:list>
            <text:list-item>
              <text:p text:style-name="P15"><text:span text:style-name="T1">config.php:</text:span></text:p>
              <text:list>
                <text:list-item>
                  <text:p text:style-name="P16"><text:span text:style-name="T5">base_url</text:span></text:p>
                </text:list-item>
              </text:list>
            </text:list-item>
            <text:list-item>
              <text:p text:style-name="P16"><text:span text:style-name="T5">database.php:</text:span></text:p>
              <text:list>
                <text:list-item>
                  <text:p text:style-name="P16"><text:span text:style-name="T5">username [of the database user created above]</text:span></text:p>
                </text:list-item>
                <text:list-item>
                  <text:p text:style-name="P16"><text:span text:style-name="T5">password [of the database user created above]</text:span></text:p>
                </text:list-item>
                <text:list-item>
                  <text:p text:style-name="P16"><text:span text:style-name="T5">database [if you did not retain the 'autopartsschema' name] </text:span></text:p>
                </text:list-item>
              </text:list>
            </text:list-item>
          </text:list>
        </text:list-item>
        <text:list-item>
          <text:p text:style-name="P16"><text:span text:style-name="T5">Navigate to your root URL</text:span></text:p>
        </text:list-item>
        <text:list-item>
          <text:p text:style-name="P16"><text:span text:style-name="T5">Click on "Register"</text:span></text:p>
        </text:list-item>
        <text:list-item>
          <text:p text:style-name="P16"><text:soft-page-break/><text:span text:style-name="T5">Fill out and submit the registration form. </text:span></text:p>
        </text:list-item>
        <text:list-item>
          <text:p text:style-name="P19"><text:span text:style-name="T5">In your MySQL client, create a new job in the job table. </text:span><text:span text:style-name="T7">All attributes are required.</text:span></text:p>
        </text:list-item>
        <text:list-item>
          <text:p text:style-name="P19"><text:span text:style-name="T5">In your MySQL client, create a new role in the role table. This will become the main administrative role in a few steps. </text:span><text:span text:style-name="T7">All attributes are required.</text:span></text:p>
        </text:list-item>
        <text:list-item>
          <text:p text:style-name="P18"><text:span text:style-name="T7">In your MySQL client, create a reason in the reason table. All attributes are required.</text:span></text:p>
        </text:list-item>
        <text:list-item>
          <text:p text:style-name="P17"><text:span text:style-name="T5">In your MySQL client, create an entry in the work_history table with the </text:span><text:span text:style-name="T6">following </text:span><text:span text:style-name="T11">values</text:span><text:span text:style-name="T6">:</text:span></text:p>
          <text:list>
            <text:list-item>
              <text:p text:style-name="P17"><text:span text:style-name="T6">user_</text:span><text:span text:style-name="T5">id </text:span><text:span text:style-name="T6">- the id </text:span><text:span text:style-name="T5">of the user </text:span><text:span text:style-name="T6">created when you filled out the registration form. You can find this by executing "SELECT '*' FROM person;" </text:span></text:p>
            </text:list-item>
            <text:list-item>
              <text:p text:style-name="P17"><text:span text:style-name="T6">job_id – the id of the job you created in step 10</text:span></text:p>
            </text:list-item>
            <text:list-item>
              <text:p text:style-name="P18"><text:span text:style-name="T7">start_date – any date of your choice that is before or equal to today's date</text:span></text:p>
            </text:list-item>
            <text:list-item>
              <text:p text:style-name="P18"><text:span text:style-name="T7">end_date – any date of your choice after today's date, or NULL if you do not want an end date. Note that the RBAC_model </text:span><text:span text:style-name="T3">will not let you in if the end_date is less than or equal to today's date </text:span><text:span text:style-name="T7">(but it can let you in if the end_date is NULL).</text:span></text:p>
            </text:list-item>
            <text:list-item>
              <text:p text:style-name="P19"><text:span text:style-name="T7">reason_id – the </text:span><text:span text:style-name="T9">id of the </text:span><text:span text:style-name="T7">reason you created in step </text:span><text:span text:style-name="T8">12.</text:span></text:p>
            </text:list-item>
          </text:list>
        </text:list-item>
        <text:list-item>
          <text:p text:style-name="P19"><text:span text:style-name="T8"><text:s/></text:span><text:span text:style-name="T7"><text:s/></text:span><text:span text:style-name="T8">In your MySQL client, create the following entry in the role_permissions table:</text:span></text:p>
          <text:list>
            <text:list-item>
              <text:p text:style-name="P20"><text:span text:style-name="T9">role_id – the id of the role you created in step 11.</text:span></text:p>
            </text:list-item>
            <text:list-item>
              <text:p text:style-name="P20"><text:span text:style-name="T9">table_name – "role_permission" (without quotes)</text:span></text:p>
            </text:list-item>
            <text:list-item>
              <text:p text:style-name="P20"><text:span text:style-name="T9">can_add, can_add, can_modify, can_delete – set each of these to 1 </text:span></text:p>
            </text:list-item>
            <text:list-item>
              <text:p text:style-name="P20"><text:span text:style-name="T9"><text:s/>can_grant_add, can_grant_add, can_grant_modify, can_grant_delete – set each of these to 1</text:span></text:p>
            </text:list-item>
          </text:list>
        </text:list-item>
        <text:list-item>
          <text:p text:style-name="P17"><text:span text:style-name="T6">In your </text:span><text:span text:style-name="T10">MySQL client, create another entry in the role_permissions table with the same values as you just did, but with a table_name of "role" (without quotes). </text:span><text:span text:style-name="T6"><text:s/></text:span></text:p>
        </text:list-item>
        <text:list-item>
          <text:p text:style-name="P22"><text:span text:style-name="T12">In your MySQL client, add an entry to the job_role table with the following values:</text:span></text:p>
          <text:list>
            <text:list-item>
              <text:p text:style-name="P22"><text:span text:style-name="T12">job_id – the id of the job you created</text:span></text:p>
            </text:list-item>
            <text:list-item>
              <text:p text:style-name="P22"><text:span text:style-name="T12">role_id – the id of the role you created</text:span></text:p>
            </text:list-item>
          </text:list>
        </text:list-item>
        <text:list-item>
          <text:p text:style-name="P21"><text:span text:style-name="T10">You should now be able to log in and access $site_url/Role and $site_url/RolePermission. </text:span></text:p>
        </text:list-item>
        <text:list-item>
          <text:p text:style-name="P21"><text:span text:style-name="T10">From there you essentially have </text:span><text:span text:style-name="T4">full administrative access</text:span><text:span text:style-name="T10"> to the site. </text:span></text:p>
        </text:list-item>
      </text:list>
      <text:h text:style-name="P7" text:outline-level="1"><text:span text:style-name="T17">Management</text:span></text:h>
      <text:h text:style-name="Heading_20_2" text:outline-level="2"><text:span text:style-name="T13">Managing Country Data </text:span></text:h>
      <text:h text:style-name="Heading_20_3" text:outline-level="3"><text:span text:style-name="T13">Requirements</text:span></text:h>
      <text:p text:style-name="P23"><text:span text:style-name="T13">You must currently have a job in the organization that is tied to a role with the following permissions on the country table:</text:span></text:p>
      <text:list xml:id="list37303636" text:style-name="L5">
        <text:list-item>
          <text:p text:style-name="P25"><text:span text:style-name="T13">can_create</text:span></text:p>
        </text:list-item>
        <text:list-item>
          <text:p text:style-name="P25"><text:span text:style-name="T13">can_access</text:span></text:p>
        </text:list-item>
        <text:list-item>
          <text:p text:style-name="P25"><text:span text:style-name="T13">can_modify</text:span></text:p>
        </text:list-item>
        <text:list-item>
          <text:p text:style-name="P25"><text:span text:style-name="T13">can_delete <text:s/></text:span></text:p>
        </text:list-item>
      </text:list>
      <text:h text:style-name="Heading_20_3" text:outline-level="3"><text:soft-page-break/><text:span text:style-name="T13">Instructions</text:span></text:h>
      <text:list xml:id="list37255898" text:style-name="L3">
        <text:list-item>
          <text:p text:style-name="P24"><text:span text:style-name="T13">Log in to the website. </text:span></text:p>
        </text:list-item>
        <text:list-item>
          <text:p text:style-name="P24"><text:span text:style-name="T13">Open the Store Mode dashboard.</text:span></text:p>
        </text:list-item>
        <text:list-item>
          <text:p text:style-name="P24"><text:span text:style-name="T13">Click "Countries"</text:span></text:p>
        </text:list-item>
        <text:list-item>
          <text:p text:style-name="P24"><text:span text:style-name="T13">You should see a table with a list of countries. If you were redirected to the home page, check that you have logged in, and ask an administrator to check the access level assignments of your role(s). </text:span></text:p>
        </text:list-item>
        <text:list-item>
          <text:p text:style-name="P24"><text:span text:style-name="T13">From here, you can manage country information. All fields are required.</text:span></text:p>
        </text:list-item>
      </text:list>
      <text:h text:style-name="Heading_20_2" text:outline-level="2"><text:span text:style-name="T13">Managing State Data </text:span></text:h>
      <text:h text:style-name="Heading_20_3" text:outline-level="3"><text:span text:style-name="T13">Requirements</text:span></text:h>
      <text:p text:style-name="P23"><text:span text:style-name="T13">You must currently have a job in the organization that is tied to a role with the following permissions on the state table:</text:span></text:p>
      <text:list xml:id="list43702175" text:continue-list="list37303636" text:style-name="L5">
        <text:list-item>
          <text:p text:style-name="P25"><text:span text:style-name="T13">can_create</text:span></text:p>
        </text:list-item>
        <text:list-item>
          <text:p text:style-name="P25"><text:span text:style-name="T13">can_access</text:span></text:p>
        </text:list-item>
        <text:list-item>
          <text:p text:style-name="P25"><text:span text:style-name="T13">can_modify</text:span></text:p>
        </text:list-item>
        <text:list-item>
          <text:p text:style-name="P25"><text:span text:style-name="T13">can_delete <text:s/></text:span></text:p>
        </text:list-item>
      </text:list>
      <text:p text:style-name="P23"><text:span text:style-name="T13">You must have also added the country in which the state is located into the country table.</text:span></text:p>
      <text:h text:style-name="Heading_20_3" text:outline-level="3"><text:span text:style-name="T13">Instructions</text:span></text:h>
      <text:list xml:id="list37391117" text:style-name="L7">
        <text:list-item>
          <text:p text:style-name="P28"><text:span text:style-name="T13">Log in to the website. </text:span></text:p>
        </text:list-item>
        <text:list-item>
          <text:p text:style-name="P28"><text:span text:style-name="T13">Open the Store Mode dashboard.</text:span></text:p>
        </text:list-item>
        <text:list-item>
          <text:p text:style-name="P28"><text:span text:style-name="T13">Click "</text:span><text:span text:style-name="T18">States</text:span><text:span text:style-name="T13">"</text:span></text:p>
        </text:list-item>
        <text:list-item>
          <text:p text:style-name="P28"><text:span text:style-name="T13">You should see a table with a list of states. If you were redirected to the home page, check that you have logged in, and ask an administrator to check the access level assignments of your role(s). </text:span></text:p>
        </text:list-item>
        <text:list-item>
          <text:p text:style-name="P28"><text:span text:style-name="T13">From here, you can manage state information. All fields are required. The country field references the id of the country in the country table. </text:span></text:p>
        </text:list-item>
      </text:list>
      <text:h text:style-name="Heading_20_2" text:outline-level="2"><text:span text:style-name="T13">Manufacturer Data </text:span></text:h>
      <text:h text:style-name="Heading_20_3" text:outline-level="3"><text:span text:style-name="T13">Requirements</text:span></text:h>
      <text:p text:style-name="P23"><text:span text:style-name="T13">You must currently have a job in the organization that is tied to a role with the following permissions on the manufacturer table:</text:span></text:p>
      <text:list xml:id="list43715342" text:continue-list="list43702175" text:style-name="L5">
        <text:list-item>
          <text:p text:style-name="P25"><text:span text:style-name="T13">can_create</text:span></text:p>
        </text:list-item>
        <text:list-item>
          <text:p text:style-name="P25"><text:span text:style-name="T13">can_access</text:span></text:p>
        </text:list-item>
        <text:list-item>
          <text:p text:style-name="P25"><text:span text:style-name="T13">can_modify</text:span></text:p>
        </text:list-item>
        <text:list-item>
          <text:p text:style-name="P25"><text:span text:style-name="T13">can_delete </text:span></text:p>
        </text:list-item>
      </text:list>
      <text:p text:style-name="P23"><text:span text:style-name="T13">You must have already entered the state in which the manufacturer is located into the state table. </text:span></text:p>
      <text:h text:style-name="Heading_20_2" text:outline-level="2"><text:soft-page-break/><text:span text:style-name="T13">Instructions</text:span></text:h>
      <text:list xml:id="list43691353" text:continue-list="list37255898" text:style-name="L3">
        <text:list-item text:start-value="1">
          <text:p text:style-name="P24"><text:span text:style-name="T13">Log in to the website. </text:span></text:p>
        </text:list-item>
        <text:list-item>
          <text:p text:style-name="P24"><text:span text:style-name="T13">Open the Store Mode dashboard.</text:span></text:p>
        </text:list-item>
        <text:list-item>
          <text:p text:style-name="P24"><text:span text:style-name="T13">Click "Manufacturers"</text:span></text:p>
        </text:list-item>
        <text:list-item>
          <text:p text:style-name="P24"><text:span text:style-name="T13">You should see a table with a list of manufacturers. If you were redirected to the home page, check that you have logged in, and ask an administrator to check the access level assignments of your role(s). </text:span></text:p>
        </text:list-item>
        <text:list-item>
          <text:p text:style-name="P24"><text:span text:style-name="T13">From here, you can easily manage manufacturer information. The only thing that is optional for a manufacturer is a PO Box. The state column references the id of the state in the state table. </text:span></text:p>
        </text:list-item>
      </text:list>
      <text:h text:style-name="P5" text:outline-level="1"><text:span text:style-name="T13">Managing </text:span><text:span text:style-name="T14">Facets</text:span></text:h>
      <text:h text:style-name="Heading_20_2" text:outline-level="2"><text:span text:style-name="T14">Introduction</text:span></text:h>
      <text:p text:style-name="P8"><text:span text:style-name="T13"><text:s/></text:span><text:span text:style-name="T14">Facets are types of custom attributes that could be used to describe a product or vehicle that are not otherwise stored in the database. There are:</text:span></text:p>
      <text:list xml:id="list37510140" text:style-name="L9">
        <text:list-item>
          <text:p text:style-name="P9"><text:span text:style-name="T14">integer facets [int_facet]</text:span></text:p>
        </text:list-item>
        <text:list-item>
          <text:p text:style-name="P9"><text:span text:style-name="T14">boolean (true/false) facets [bool_facet]</text:span></text:p>
        </text:list-item>
        <text:list-item>
          <text:p text:style-name="P9"><text:span text:style-name="T14">float (numeric but not integer) facets [float_facet]</text:span></text:p>
        </text:list-item>
        <text:list-item>
          <text:p text:style-name="P9"><text:span text:style-name="T14">string (text) facets [string_facet]</text:span></text:p>
        </text:list-item>
      </text:list>
      <text:p text:style-name="P8"><text:span text:style-name="T14"/></text:p>
      <text:p text:style-name="P8"><text:span text:style-name="T14">The values of the facets are stored in [$FacetType_value], where $FacetType is the type of the facet (see the values in square brackets above). Each facet value has the following:</text:span></text:p>
      <text:list xml:id="list37525526" text:style-name="L10">
        <text:list-item>
          <text:p text:style-name="P10"><text:span text:style-name="T14">the numeric ID of the facet</text:span></text:p>
        </text:list-item>
        <text:list-item>
          <text:p text:style-name="P10"><text:span text:style-name="T14">the facet value</text:span></text:p>
        </text:list-item>
        <text:list-item>
          <text:p text:style-name="P10"><text:span text:style-name="T14">a name</text:span></text:p>
        </text:list-item>
      </text:list>
      <text:p text:style-name="P8"><text:span text:style-name="T14"/></text:p>
      <text:h text:style-name="P2" text:outline-level="2"><text:span text:style-name="T14">Managing Facets</text:span></text:h>
      <text:h text:style-name="Heading_20_3" text:outline-level="3"><text:span text:style-name="T13">Requirements</text:span></text:h>
      <text:p text:style-name="P30"><text:span text:style-name="T13">You must currently have a job in the organization that is tied to a role with the following permissions on the </text:span><text:span text:style-name="T14">$FacetType</text:span><text:span text:style-name="T13"> table, </text:span><text:span text:style-name="T14">where $FacetType is the type of facet you are wanting to manage (see the values in the square brackets above)</text:span><text:span text:style-name="T13">:</text:span></text:p>
      <text:list xml:id="list43683122" text:continue-list="list43715342" text:style-name="L5">
        <text:list-item>
          <text:p text:style-name="P26"><text:span text:style-name="T13">can_create</text:span></text:p>
        </text:list-item>
        <text:list-item>
          <text:p text:style-name="P26"><text:span text:style-name="T13">can_access</text:span></text:p>
        </text:list-item>
        <text:list-item>
          <text:p text:style-name="P26"><text:span text:style-name="T13">can_modify</text:span></text:p>
        </text:list-item>
        <text:list-item>
          <text:p text:style-name="P26"><text:span text:style-name="T13">can_delete <text:s/></text:span></text:p>
        </text:list-item>
      </text:list>
      <text:h text:style-name="Heading_20_3" text:outline-level="3"><text:span text:style-name="T13">Instructions</text:span></text:h>
      <text:list xml:id="list37465887" text:style-name="L8">
        <text:list-item>
          <text:p text:style-name="P29"><text:span text:style-name="T13">Log in to the website. </text:span></text:p>
        </text:list-item>
        <text:list-item>
          <text:p text:style-name="P29"><text:span text:style-name="T13">Open the Store Mode dashboard.</text:span></text:p>
        </text:list-item>
        <text:list-item>
          <text:p text:style-name="P29"><text:span text:style-name="T13">Click "</text:span><text:span text:style-name="T14">$X Facets</text:span><text:span text:style-name="T13">", </text:span><text:span text:style-name="T14">where $X is the type of facet you want to manage.</text:span></text:p>
        </text:list-item>
        <text:list-item>
          <text:p text:style-name="P29"><text:soft-page-break/><text:span text:style-name="T13">You should see a table with a list of </text:span><text:span text:style-name="T14">facets of that type</text:span><text:span text:style-name="T13">. If you were redirected to the home page, check that you have logged in, and ask an administrator to check the access level assignments of your role(s). </text:span></text:p>
        </text:list-item>
        <text:list-item>
          <text:p text:style-name="P29"><text:span text:style-name="T14">All fields are required when creating or updating a facet. </text:span></text:p>
        </text:list-item>
      </text:list>
      <text:h text:style-name="Heading_20_2" text:outline-level="2"><text:span text:style-name="T14">Managing Facet Values</text:span></text:h>
      <text:h text:style-name="Heading_20_3" text:outline-level="3"><text:span text:style-name="T14">Requirements</text:span></text:h>
      <text:p text:style-name="P30"><text:span text:style-name="T13">You must currently have a job in the organization that is tied to a role with the following permissions on the </text:span><text:span text:style-name="T14">$FacetType_value</text:span><text:span text:style-name="T13"> table, </text:span><text:span text:style-name="T14">where $FacetType_value is the type of facet you are wanting to manage (see the values in the square brackets above)</text:span><text:span text:style-name="T13">:</text:span></text:p>
      <text:list xml:id="list43705422" text:continue-list="list43683122" text:style-name="L5">
        <text:list-item>
          <text:p text:style-name="P26"><text:span text:style-name="T13">can_create</text:span></text:p>
        </text:list-item>
        <text:list-item>
          <text:p text:style-name="P26"><text:span text:style-name="T13">can_access</text:span></text:p>
        </text:list-item>
        <text:list-item>
          <text:p text:style-name="P26"><text:span text:style-name="T13">can_modify</text:span></text:p>
        </text:list-item>
        <text:list-item>
          <text:p text:style-name="P26"><text:span text:style-name="T13">can_delete </text:span></text:p>
        </text:list-item>
      </text:list>
      <text:p text:style-name="P30"><text:span text:style-name="T14">In addition, you must have the ID of the facet you wish to set a value for. </text:span></text:p>
      <text:h text:style-name="Heading_20_3" text:outline-level="3"><text:span text:style-name="T14">Instructions</text:span></text:h>
      <text:list xml:id="list43703078" text:continue-list="list37465887" text:style-name="L8">
        <text:list-item text:start-value="1">
          <text:p text:style-name="P29"><text:span text:style-name="T13">Log in to the website. </text:span></text:p>
        </text:list-item>
        <text:list-item>
          <text:p text:style-name="P29"><text:span text:style-name="T13">Open the Store Mode dashboard.</text:span></text:p>
        </text:list-item>
        <text:list-item>
          <text:p text:style-name="P29"><text:span text:style-name="T13">Click "</text:span><text:span text:style-name="T14">$X Facet Values</text:span><text:span text:style-name="T13">", </text:span><text:span text:style-name="T14">where $X is the type of facet you want to manage.</text:span></text:p>
        </text:list-item>
        <text:list-item>
          <text:p text:style-name="P29"><text:span text:style-name="T13">You should see a table with a list of </text:span><text:span text:style-name="T14">facets of that type</text:span><text:span text:style-name="T13">. If you were redirected to the home page, check that you have logged in, and ask an administrator to check the access level assignments of your role(s). </text:span></text:p>
        </text:list-item>
        <text:list-item>
          <text:p text:style-name="P29"><text:span text:style-name="T14">All fields are required when creating or updating a facet value. The facet ID is the ID of the facet you wish to set a value for. </text:span></text:p>
        </text:list-item>
      </text:list>
      <text:p text:style-name="P30"><text:span text:style-name="T14">Managing Product Conditions</text:span></text:p>
      <text:p text:style-name="P30"><text:span text:style-name="T14">Managing Products</text:span></text:p>
      <text:p text:style-name="P30"><text:span text:style-name="T14">Managing Product Prices (that the store charges)</text:span></text:p>
      <text:p text:style-name="P30"><text:span text:style-name="T14">Managing Vendors</text:span></text:p>
      <text:p text:style-name="P31"><text:span text:style-name="T15">Keeping Track of Prices Vendors Charge</text:span></text:p>
      <text:p text:style-name="P31"><text:span text:style-name="T15">Managing Roles</text:span></text:p>
      <text:p text:style-name="P31"><text:span text:style-name="T15">Managing Permissions Assigned to Roles</text:span></text:p>
      <text:p text:style-name="P31"><text:span text:style-name="T15">Managing Jobs</text:span></text:p>
      <text:p text:style-name="P31"><text:span text:style-name="T15">Managing Roles Assigned to Jobs</text:span></text:p>
      <text:p text:style-name="P23"><text:span text:style-name="T13"/></text:p>
      <text:p text:style-name="P11"><text:span text:style-name="T16">Managing Employee Work History</text:span></text:p>
      <text:p text:style-name="P11"><text:span text:style-name="T16"/></text:p>
      <text:p text:style-name="P11"><text:span text:style-name="T16">Managing Inventory</text:span></text:p>
      <text:p text:style-name="P11"><text:span text:style-name="T16"/></text:p>
      <text:p text:style-name="P11"><text:span text:style-name="T16">Create New Inventory Request</text:span></text:p>
      <text:p text:style-name="P11"><text:soft-page-break/><text:span text:style-name="T16"/></text:p>
      <text:p text:style-name="P11"><text:span text:style-name="T16">Add Products To An Inventory Request</text:span></text:p>
      <text:p text:style-name="P11"><text:span text:style-name="T16"/></text:p>
      <text:p text:style-name="P11"><text:span text:style-name="T16">Create New Inventory Return</text:span></text:p>
      <text:p text:style-name="P11"><text:span text:style-name="T16"/></text:p>
      <text:p text:style-name="P11"><text:span text:style-name="T16">Add Products To An Inventory Return</text:span></text:p>
      <text:p text:style-name="P11"><text:span text:style-name="T16"/></text:p>
      <text:p text:style-name="P11"><text:span text:style-name="T16">View Available Inventory By Branch</text:span></text:p>
      <text:p text:style-name="P11"><text:span text:style-name="T16"/></text:p>
      <text:p text:style-name="P11"><text:span text:style-name="T16"/></text:p>
      <text:p text:style-name="P12"><text:span text:style-name="T17"/></text:p>
      <text:p text:style-name="P11"><text:span text:style-name="T16"/></text:p>
      <text:p text:style-name="P1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2M11S</meta:editing-duration>
    <meta:editing-cycles>19</meta:editing-cycles>
    <meta:generator>LibreOffice/3.6$Windows_x86 LibreOffice_project/815c576-a5d8898-9df72e7-b4d87fe-96ce64</meta:generator>
    <dc:date>2013-11-24T23:55:15.77</dc:date>
    <dc:creator>Logan Widick</dc:creator>
    <meta:document-statistic meta:table-count="0" meta:image-count="0" meta:object-count="0" meta:page-count="6" meta:paragraph-count="144" meta:word-count="1458" meta:character-count="8173" meta:non-whitespace-character-count="6906"/>
    <meta:user-defined meta:name="Info 1"/>
    <meta:user-defined meta:name="Info 2"/>
    <meta:user-defined meta:name="Info 3"/>
    <meta:user-defined meta:name="Info 4"/>
  </office:meta>
</office:document-meta>
</file>